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ecf00" draw:opacity="50%" draw:textarea-horizontal-align="justify" draw:textarea-vertical-align="middle" draw:auto-grow-height="false" fo:min-height="3.338cm" fo:min-width="9.272cm" draw:shadow-opacity="50%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1.782cm" fo:min-width="5.596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1.782cm" fo:min-width="5.596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3.99cm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4.1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aecf00" draw:opacity="50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3.976cm" svg:x="7.874cm" svg:y="4.914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custom-shape draw:style-name="gr2" draw:text-style-name="P4" draw:layer="layout" svg:width="6.096cm" svg:height="2.032cm" svg:x="9.906cm" svg:y="6.35cm">
          <text:p text:style-name="P3">app.ja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2.032cm" svg:x="9.906cm" svg:y="9.906cm">
          <text:p text:style-name="P3">module<text:line-break/>info.logg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032cm" svg:x="6.35cm" svg:y="13.716cm">
          <text:p text:style-name="P3">module<text:line-break/>java.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604cm" svg:height="2.032cm" svg:x="14.224cm" svg:y="13.716cm">
          <text:p text:style-name="P3">module</text:p>
          <text:p text:style-name="P3">java.logg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176cm" svg:y1="11.938cm" svg:x2="10.16cm" svg:y2="13.716cm">
          <text:p/>
        </draw:line>
        <draw:line draw:style-name="gr6" draw:text-style-name="P6" draw:layer="layout" svg:x1="14.478cm" svg:y1="11.938cm" svg:x2="15.494cm" svg:y2="13.97cm">
          <text:p/>
        </draw:line>
        <draw:line draw:style-name="gr6" draw:text-style-name="P6" draw:layer="layout" svg:x1="13.208cm" svg:y1="8.89cm" svg:x2="13.208cm" svg:y2="9.906cm">
          <text:p/>
        </draw:line>
        <draw:line draw:style-name="gr6" draw:text-style-name="P6" draw:layer="layout" svg:x1="9.398cm" svg:y1="8.89cm" svg:x2="7.62cm" svg:y2="13.97cm">
          <text:p/>
        </draw:line>
        <draw:line draw:style-name="gr6" draw:text-style-name="P6" draw:layer="layout" svg:x1="16.764cm" svg:y1="8.89cm" svg:x2="19.558cm" svg:y2="13.97cm">
          <text:p/>
        </draw:line>
        <draw:frame draw:style-name="gr7" draw:text-style-name="P7" draw:layer="layout" svg:width="6.096cm" svg:height="1.673cm" svg:x="10.414cm" svg:y="5.334cm">
          <draw:text-box>
            <text:p>unnamed module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0:01:53.995000000</meta:creation-date>
    <dc:date>2019-04-21T12:04:07.995000000</dc:date>
    <meta:editing-duration>PT2M44S</meta:editing-duration>
    <meta:editing-cycles>2</meta:editing-cycles>
    <meta:generator>LibreOffice/5.1.3.2$Windows_x86 LibreOffice_project/644e4637d1d8544fd9f56425bd6cec110e49301b</meta:generator>
    <meta:document-statistic meta:object-count="36"/>
  </office:meta>
</office:document-meta>
</file>